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390805155746182536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3754597572455371340" text:style-name="L2">
        <text:list-item>
          <text:list>
            <text:list-header>
              <text:p text:style-name="P23">41.8 miles in the last week </text:p>
              <text:p text:style-name="P23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5T17:05:17.70</dc:date>
    <dc:creator>James Lombardi</dc:creator>
    <meta:editing-duration>PT21H58M27S</meta:editing-duration>
    <meta:editing-cycles>137</meta:editing-cycles>
    <meta:generator>OpenOffice/4.1.2$Win32 OpenOffice.org_project/412m3$Build-9782</meta:generator>
    <meta:document-statistic meta:table-count="0" meta:image-count="0" meta:object-count="0" meta:page-count="10" meta:paragraph-count="184" meta:word-count="3524" meta:character-count="17824"/>
  </office:meta>
</office:document-meta>
</file>